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99" draw:textarea-horizontal-align="justify" draw:textarea-vertical-align="middle" draw:auto-grow-height="false" fo:min-height="1.401cm" fo:min-width="4.381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-color="#ffff99" draw:textarea-horizontal-align="justify" draw:textarea-vertical-align="middle" draw:auto-grow-height="false" fo:min-height="1.906cm" fo:min-width="4.669cm"/>
    </style:style>
    <style:style style:name="gr4" style:family="graphic" style:parent-style-name="objectwithoutfill">
      <style:graphic-properties draw:stroke="solid" draw:stroke-dash="Dashed_20__28_var_29_" svg:stroke-width="0.028cm" draw:marker-start="Diamond" draw:marker-start-width="0.242cm" draw:marker-end="" draw:marker-end-width="0.342cm" draw:fill="none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draw:fill-color="#ffff99" draw:textarea-horizontal-align="justify" draw:textarea-vertical-align="middle" draw:auto-grow-height="false" fo:min-height="1.02cm" fo:min-width="3.818cm"/>
    </style:style>
    <style:style style:name="gr6" style:family="graphic" style:parent-style-name="standard">
      <style:graphic-properties draw:fill-color="#ffff99" draw:textarea-horizontal-align="justify" draw:textarea-vertical-align="middle" draw:auto-grow-height="false" fo:min-height="2.544cm" fo:min-width="4.199cm"/>
    </style:style>
    <style:style style:name="gr7" style:family="graphic" style:parent-style-name="objectwithoutfill">
      <style:graphic-properties draw:stroke="solid" draw:stroke-dash="Dashed_20__28_var_29_" draw:marker-start="" draw:marker-end="Diamond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99"/>
      <style:paragraph-properties fo:text-align="center"/>
      <style:text-properties style:font-name="Courier New1" fo:font-size="11pt" style:font-size-asian="11pt" style:font-size-complex="11pt"/>
    </style:style>
    <style:style style:name="P3" style:family="paragraph">
      <loext:graphic-properties draw:fill="none"/>
      <style:paragraph-properties fo:text-align="center"/>
      <style:text-properties fo:font-size="11pt" style:font-size-asian="11pt" style:font-size-complex="11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Courier New1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881cm" svg:height="1.651cm" svg:x="2.775cm" svg:y="2.651cm">
          <text:p text:style-name="P1"><text:span text:style-name="T1">User</text:span></text:p>
          <text:p text:style-name="P1"><text:span text:style-name="T1">username : String</text:span></text:p>
          <text:p text:style-name="P1"><text:span text:style-name="T1">password : String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.775cm" svg:y1="4.092cm" svg:x2="7.656cm" svg:y2="4.091cm">
          <text:p/>
        </draw:line>
        <draw:line draw:style-name="gr2" draw:text-style-name="P3" draw:layer="layout" svg:x1="2.775cm" svg:y1="3.201cm" svg:x2="7.656cm" svg:y2="3.222cm">
          <text:p/>
        </draw:line>
        <draw:custom-shape draw:style-name="gr3" draw:text-style-name="P2" xml:id="id2" draw:id="id2" draw:layer="layout" svg:width="5.169cm" svg:height="2.156cm" svg:x="2.648cm" svg:y="5.486cm">
          <text:p text:style-name="P1"><text:span text:style-name="T1">Profile</text:span></text:p>
          <text:p text:style-name="P1"><text:span text:style-name="T1">status : String</text:span></text:p>
          <text:p text:style-name="P1"><text:span text:style-name="T1">hobbies : ArrayList</text:span></text:p>
          <text:p text:style-name="P1"><text:span text:style-name="T1">profilePic : String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.648cm" svg:y1="7.422cm" svg:x2="7.817cm" svg:y2="7.422cm">
          <text:p/>
        </draw:line>
        <draw:line draw:style-name="gr2" draw:text-style-name="P3" draw:layer="layout" svg:x1="2.648cm" svg:y1="6.103cm" svg:x2="7.817cm" svg:y2="6.103cm">
          <text:p/>
        </draw:line>
        <draw:connector draw:style-name="gr4" draw:text-style-name="P4" draw:layer="layout" draw:type="line" svg:x1="5.215cm" svg:y1="4.302cm" svg:x2="5.232cm" svg:y2="5.486cm" draw:start-shape="id1" draw:start-glue-point="2" draw:end-shape="id2" draw:end-glue-point="0" svg:d="M5215 4302l17 1184" svg:viewBox="0 0 18 1185">
          <text:p/>
        </draw:connector>
        <draw:custom-shape draw:style-name="gr5" draw:text-style-name="P2" draw:layer="layout" svg:width="4.318cm" svg:height="1.27cm" svg:x="9.59cm" svg:y="4.121cm">
          <text:p text:style-name="P1"><text:span text:style-name="T1">Attachment</text:span></text:p>
          <text:p text:style-name="P1"><text:span text:style-name="T1">filename : String</text:span></text:p>
          <draw:enhanced-geometry svg:viewBox="0 0 21600 21600" draw:type="rectangle" draw:enhanced-path="M 0 0 L 21600 0 21600 21600 0 21600 0 0 Z N"/>
        </draw:custom-shape>
        <draw:line draw:style-name="gr2" draw:text-style-name="P3" xml:id="id3" draw:id="id3" draw:layer="layout" svg:x1="9.59cm" svg:y1="4.734cm" svg:x2="13.908cm" svg:y2="4.735cm">
          <text:p/>
        </draw:line>
        <draw:custom-shape draw:style-name="gr6" draw:text-style-name="P2" xml:id="id4" draw:id="id4" draw:layer="layout" svg:width="4.699cm" svg:height="2.794cm" svg:x="15.097cm" svg:y="3.667cm">
          <text:p text:style-name="P1"><text:span text:style-name="T1">Email</text:span></text:p>
          <text:p text:style-name="P1"><text:span text:style-name="T1">to : ArrayList</text:span></text:p>
          <text:p text:style-name="P1"><text:span text:style-name="T1">cc : ArrayList</text:span></text:p>
          <text:p text:style-name="P1"><text:span text:style-name="T1">bcc : ArrayList</text:span></text:p>
          <text:p text:style-name="P1"><text:span text:style-name="T1">contents : String</text:span></text:p>
          <text:p text:style-name="P1"><text:span text:style-name="T1">send() : void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.097cm" svg:y1="4.156cm" svg:x2="19.796cm" svg:y2="4.156cm">
          <text:p/>
        </draw:line>
        <draw:connector draw:style-name="gr7" draw:text-style-name="P4" draw:layer="layout" draw:type="line" svg:x1="13.908cm" svg:y1="4.734cm" svg:x2="15.097cm" svg:y2="5.064cm" draw:start-shape="id3" draw:start-glue-point="1" draw:end-shape="id4" svg:d="M13908 4734l1189 330" svg:viewBox="0 0 1190 331">
          <text:p/>
        </draw:connector>
        <draw:line draw:style-name="gr2" draw:text-style-name="P3" draw:layer="layout" svg:x1="15.098cm" svg:y1="5.956cm" svg:x2="19.797cm" svg:y2="5.956cm">
          <text:p/>
        </draw:line>
        <draw:line draw:style-name="gr2" draw:text-style-name="P3" draw:layer="layout" svg:x1="9.59cm" svg:y1="5.188cm" svg:x2="13.908cm" svg:y2="5.18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Diamond" svg:viewBox="0 0 3000 6000" svg:d="M1500 0l1500 3000-1500 3000-1500-3000z"/>
    <draw:marker draw:name="Diamond_20_unfilled" draw:display-name="Diamond unfilled" svg:viewBox="0 0 3000 6000" svg:d="M1500 0l1500 3000-1500 3000-1500-3000zM1500 447l-1276 2553 1276 2553 1276-2553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6T22:08:29.913551088</meta:creation-date>
    <meta:generator>LibreOffice/5.1.6.2$Linux_X86_64 LibreOffice_project/10m0$Build-2</meta:generator>
    <dc:date>2018-09-15T16:04:59.551196960</dc:date>
    <meta:editing-duration>PT24M7S</meta:editing-duration>
    <meta:editing-cycles>11</meta:editing-cycles>
    <meta:document-statistic meta:object-count="14"/>
  </office:meta>
</office:document-meta>
</file>